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317cm" svg:height="0.317cm" svg:x="4.81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17cm" svg:height="0.317cm" svg:x="7.71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17cm" svg:height="0.317cm" svg:x="4.81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17cm" svg:height="0.317cm" svg:x="7.71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17cm" svg:height="0.317cm" svg:x="6.21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127cm" svg:y1="5.299cm" svg:x2="7.71cm" svg:y2="5.299cm" draw:start-shape="id1" draw:start-glue-point="10" draw:end-shape="id2" draw:end-glue-point="6" svg:d="M5127 5299h2583" svg:viewBox="0 0 2584 1">
          <text:p/>
        </draw:connector>
        <draw:connector draw:style-name="gr2" draw:text-style-name="P2" draw:layer="layout" draw:type="line" svg:x1="5.127cm" svg:y1="3.699cm" svg:x2="7.71cm" svg:y2="3.699cm" draw:start-shape="id3" draw:start-glue-point="10" draw:end-shape="id4" draw:end-glue-point="6" svg:d="M5127 3699h2583" svg:viewBox="0 0 2584 1">
          <text:p/>
        </draw:connector>
        <draw:connector draw:style-name="gr2" draw:text-style-name="P2" draw:layer="layout" draw:type="line" svg:x1="4.969cm" svg:y1="3.857cm" svg:x2="4.969cm" svg:y2="5.14cm" draw:start-shape="id3" draw:start-glue-point="8" draw:end-shape="id1" draw:end-glue-point="4" svg:d="M4969 3857v1283" svg:viewBox="0 0 1 1284">
          <text:p/>
        </draw:connector>
        <draw:connector draw:style-name="gr2" draw:text-style-name="P2" draw:layer="layout" draw:type="line" svg:x1="7.869cm" svg:y1="3.857cm" svg:x2="7.869cm" svg:y2="5.14cm" draw:start-shape="id4" draw:start-glue-point="8" draw:end-shape="id2" draw:end-glue-point="4" svg:d="M7869 3857v1283" svg:viewBox="0 0 1 1284">
          <text:p/>
        </draw:connector>
        <draw:connector draw:style-name="gr2" draw:text-style-name="P2" draw:layer="layout" draw:type="line" svg:x1="5.081cm" svg:y1="3.586cm" svg:x2="6.256cm" svg:y2="2.811cm" draw:start-shape="id3" draw:start-glue-point="11" draw:end-shape="id5" draw:end-glue-point="7" svg:d="M5081 3586l1175-775" svg:viewBox="0 0 1176 776">
          <text:p/>
        </draw:connector>
        <draw:connector draw:style-name="gr2" draw:text-style-name="P2" draw:layer="layout" draw:type="line" svg:x1="6.481cm" svg:y1="2.811cm" svg:x2="7.756cm" svg:y2="3.586cm" draw:start-shape="id5" draw:start-glue-point="9" draw:end-shape="id4" draw:end-glue-point="5" svg:d="M6481 2811l1275 775" svg:viewBox="0 0 1276 776">
          <text:p/>
        </draw:connector>
        <draw:connector draw:style-name="gr2" draw:text-style-name="P2" draw:layer="layout" draw:type="line" svg:x1="5.081cm" svg:y1="3.811cm" svg:x2="7.756cm" svg:y2="5.186cm" draw:start-shape="id3" draw:start-glue-point="9" draw:end-shape="id2" draw:end-glue-point="5" svg:d="M5081 3811l2675 1375" svg:viewBox="0 0 2676 1376">
          <text:p/>
        </draw:connector>
        <draw:connector draw:style-name="gr2" draw:text-style-name="P2" draw:layer="layout" draw:type="line" svg:x1="5.081cm" svg:y1="5.186cm" svg:x2="7.756cm" svg:y2="3.811cm" draw:start-shape="id1" draw:start-glue-point="11" draw:end-shape="id4" draw:end-glue-point="7" svg:d="M5081 5186l2675-1375" svg:viewBox="0 0 2676 13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2-11T19:01:55.464421574</meta:creation-date>
    <dc:date>2024-12-11T19:18:13.840559726</dc:date>
    <meta:editing-duration>PT16M18S</meta:editing-duration>
    <meta:editing-cycles>1</meta:editing-cycles>
    <meta:document-statistic meta:object-count="13"/>
    <meta:generator>LibreOffice/7.1.3.2$MacOSX_X86_64 LibreOffice_project/47f78053abe362b9384784d31a6e56f8511eb1c1</meta:generator>
  </office:meta>
</office:document-meta>
</file>